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54635571D80FC659942.png" manifest:media-type="image/png"/>
  <manifest:file-entry manifest:full-path="Pictures/1000000000000027000000265FA7C35867A8363F.png" manifest:media-type="image/png"/>
  <manifest:file-entry manifest:full-path="Pictures/100000000000014C0000012CD14BBC7B20D81CDA.png" manifest:media-type="image/png"/>
  <manifest:file-entry manifest:full-path="Pictures/100000000000010D000000FF989F6993DDF5F669.png" manifest:media-type="image/png"/>
  <manifest:file-entry manifest:full-path="Pictures/100000000000002900000028D0CB43D0957A6826.png" manifest:media-type="image/png"/>
  <manifest:file-entry manifest:full-path="Pictures/10000000000001300000012333E2B62B52B83BCB.png" manifest:media-type="image/png"/>
  <manifest:file-entry manifest:full-path="Pictures/100002000000000A0000000A5CBD833091249E98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Noto Sans5" svg:font-family="Noto Sans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Noto Sans3" svg:font-family="Noto Sans" style:font-pitch="variable"/>
    <style:font-face style:name="Noto Sans1" svg:font-family="Noto Sans" style:font-adornments="Bold" style:font-pitch="variable"/>
    <style:font-face style:name="Noto Sans2" svg:font-family="Noto Sans" style:font-adornments="Italic" style:font-pitch="variable"/>
    <style:font-face style:name="Noto Sans4" svg:font-family="Noto Sans" style:font-adornments="Light" style:font-pitch="variable"/>
    <style:font-face style:name="Noto Sans" svg:font-family="Noto Sans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Front_20_Matter_20_Titles" style:master-page-name="Standard">
      <style:paragraph-properties style:page-number="aut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draw:frame draw:style-name="fr1" draw:name="Image277" text:anchor-type="page" text:anchor-page-number="1" svg:x="502.7pt" svg:y="460.09pt" svg:width="432pt" svg:height="648pt" draw:z-index="0">
        <draw:image xlink:href="Pictures/10000201000003840000054635571D80FC659942.png" xlink:type="simple" xlink:show="embed" xlink:actuate="onLoad"/>
      </draw:frame>
      <text:p text:style-name="P9"><text:span text:style-name="Choi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Noto Sans5" svg:font-family="Noto Sans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Noto Sans3" svg:font-family="Noto Sans" style:font-pitch="variable"/>
    <style:font-face style:name="Noto Sans1" svg:font-family="Noto Sans" style:font-adornments="Bold" style:font-pitch="variable"/>
    <style:font-face style:name="Noto Sans2" svg:font-family="Noto Sans" style:font-adornments="Italic" style:font-pitch="variable"/>
    <style:font-face style:name="Noto Sans4" svg:font-family="Noto Sans" style:font-adornments="Light" style:font-pitch="variable"/>
    <style:font-face style:name="Noto Sans" svg:font-family="Noto Sans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Noto Sans" fo:font-family="Noto Sans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Noto Sans" fo:font-family="Noto Sans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Noto Sans" fo:font-family="Noto Sans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Noto Sans" fo:font-family="Noto Sans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Noto Sans" fo:font-family="Noto Sans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Noto Sans1" fo:font-family="Noto Sans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Noto Sans" fo:font-family="Noto Sans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Noto Sans" fo:font-family="Noto Sans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Noto Sans" fo:font-family="Noto Sans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Noto Sans2" fo:font-family="Noto Sans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Noto Sans" fo:font-family="Noto Sans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Noto Sans" fo:font-family="Noto Sans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Noto Sans" fo:font-family="Noto Sans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Noto Sans" fo:font-family="Noto Sans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Noto Sans" fo:font-family="Noto Sans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Noto Sans" fo:font-family="Noto Sans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Noto Sans" fo:font-family="Noto Sans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Noto Sans" fo:font-family="Noto Sans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Noto Sans" fo:font-family="Noto Sans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Noto Sans" fo:font-family="Noto Sans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Noto Sans" fo:font-family="Noto Sans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Noto Sans" fo:font-family="Noto Sans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Noto Sans" fo:font-family="Noto Sans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Noto Sans" fo:font-family="Noto Sans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Noto Sans" fo:font-family="Noto Sans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Noto Sans1" fo:font-family="Noto Sans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Noto Sans1" fo:font-family="Noto Sans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Noto Sans" fo:font-family="Noto Sans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Noto Sans4" fo:font-family="Noto Sans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Noto Sans" fo:font-family="Noto Sans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Noto Sans" fo:font-family="Noto Sans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Noto Sans" fo:font-family="Noto Sans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5FA7C35867A8363F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5FA7C35867A8363F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5FA7C35867A8363F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5FA7C35867A8363F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5FA7C35867A8363F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5FA7C35867A8363F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5FA7C35867A8363F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5FA7C35867A8363F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5FA7C35867A8363F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5FA7C35867A8363F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Designing with LibreOffice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36:09.090917097</meta:creation-date>
    <meta:editing-duration>P0D</meta:editing-duration>
    <meta:editing-cycles>1</meta:editing-cycles>
    <meta:generator>LibreOffice/5.0.3.2$Linux_x86 LibreOffice_project/e5f16313668ac592c1bfb310f4390624e3dbfb75</meta:generator>
    <dc:title>designing-with-libreoffice</dc:title>
    <meta:initial-creator>Bruce Byfield</meta:initial-creator>
    <meta:document-statistic meta:table-count="4" meta:image-count="1" meta:object-count="0" meta:page-count="1" meta:paragraph-count="8" meta:word-count="7" meta:character-count="34" meta:non-whitespace-character-count="32"/>
    <meta:template xlink:type="simple" xlink:actuate="onRequest" xlink:title="designing-with-libreoffice" xlink:href="../../../../.config/libreoffice/4/user/template/designing-with-libreoffice.ott" meta:date="2016-03-19T14:36:08.617165393"/>
  </office:meta>
</office:document-meta>
</file>